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6db"/>
    </style:style>
    <style:style style:name="P2" style:family="paragraph" style:parent-style-name="Standard">
      <style:text-properties officeooo:rsid="00166984" officeooo:paragraph-rsid="001436db"/>
    </style:style>
    <style:style style:name="P3" style:family="paragraph" style:parent-style-name="Standard">
      <style:text-properties officeooo:rsid="00188e75" officeooo:paragraph-rsid="001436db"/>
    </style:style>
    <style:style style:name="P4" style:family="paragraph" style:parent-style-name="Standard">
      <style:text-properties officeooo:rsid="001670e5" officeooo:paragraph-rsid="001436db"/>
    </style:style>
    <style:style style:name="P5" style:family="paragraph" style:parent-style-name="Standard">
      <style:text-properties fo:font-weight="normal" officeooo:rsid="001670e5" officeooo:paragraph-rsid="001436db" style:font-weight-asian="normal" style:font-weight-complex="normal"/>
    </style:style>
    <style:style style:name="P6" style:family="paragraph" style:parent-style-name="Standard">
      <style:text-properties fo:font-weight="normal" officeooo:rsid="003df5ee" officeooo:paragraph-rsid="001436db" style:font-weight-asian="normal" style:font-weight-complex="normal"/>
    </style:style>
    <style:style style:name="P7" style:family="paragraph" style:parent-style-name="Standard">
      <style:text-properties fo:font-weight="bold" officeooo:rsid="001670e5" officeooo:paragraph-rsid="001436db" style:font-weight-asian="bold" style:font-weight-complex="bold"/>
    </style:style>
    <style:style style:name="P8" style:family="paragraph" style:parent-style-name="Standard">
      <style:text-properties fo:font-weight="bold" officeooo:rsid="0044a290" officeooo:paragraph-rsid="001436db" style:font-weight-asian="bold" style:font-weight-complex="bold"/>
    </style:style>
    <style:style style:name="P9" style:family="paragraph" style:parent-style-name="Standard">
      <style:text-properties fo:font-weight="bold" officeooo:rsid="003df5ee" officeooo:paragraph-rsid="001436db" style:font-weight-asian="bold" style:font-weight-complex="bold"/>
    </style:style>
    <style:style style:name="P10" style:family="paragraph" style:parent-style-name="Standard">
      <style:text-properties fo:font-weight="bold" officeooo:rsid="0061abbc" officeooo:paragraph-rsid="00162de5" style:font-weight-asian="bold" style:font-weight-complex="bold"/>
    </style:style>
    <style:style style:name="P11" style:family="paragraph" style:parent-style-name="Standard">
      <style:text-properties officeooo:rsid="00162de5" officeooo:paragraph-rsid="00162de5"/>
    </style:style>
    <style:style style:name="P12" style:family="paragraph" style:parent-style-name="Standard">
      <style:text-properties fo:font-weight="normal" officeooo:rsid="0061abbc" officeooo:paragraph-rsid="00162de5" style:font-weight-asian="normal" style:font-weight-complex="normal"/>
    </style:style>
    <style:style style:name="P13" style:family="paragraph" style:parent-style-name="Standard">
      <style:text-properties fo:font-weight="normal" officeooo:rsid="0061abbc" officeooo:paragraph-rsid="0061abbc" style:font-weight-asian="normal" style:font-weight-complex="normal"/>
    </style:style>
    <style:style style:name="P14" style:family="paragraph" style:parent-style-name="Standard">
      <style:text-properties fo:font-weight="normal" officeooo:rsid="0061abbc" officeooo:paragraph-rsid="0017d033" style:font-weight-asian="normal" style:font-weight-complex="normal"/>
    </style:style>
    <style:style style:name="P15" style:family="paragraph" style:parent-style-name="Standard">
      <style:text-properties fo:font-weight="normal" officeooo:rsid="00162de5" officeooo:paragraph-rsid="00162de5" style:font-weight-asian="normal" style:font-weight-complex="normal"/>
    </style:style>
    <style:style style:name="T1" style:family="text">
      <style:text-properties officeooo:rsid="001436db"/>
    </style:style>
    <style:style style:name="T2" style:family="text">
      <style:text-properties officeooo:rsid="003586c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88e75"/>
    </style:style>
    <style:style style:name="T5" style:family="text">
      <style:text-properties fo:font-variant="normal" fo:text-transform="none" fo:color="#455463" style:font-name="Roboto" fo:font-size="10.5pt" fo:letter-spacing="normal" fo:font-style="normal" fo:font-weight="normal"/>
    </style:style>
    <style:style style:name="T6" style:family="text">
      <style:text-properties officeooo:rsid="002a0ab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84176" style:font-weight-asian="normal" style:font-weight-complex="normal"/>
    </style:style>
    <style:style style:name="T9" style:family="text">
      <style:text-properties fo:font-weight="normal" officeooo:rsid="002a0abe" style:font-weight-asian="normal" style:font-weight-complex="normal"/>
    </style:style>
    <style:style style:name="T10" style:family="text">
      <style:text-properties officeooo:rsid="00162d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mportant:</text:p>
      <text:p text:style-name="P11">ScriptableObject</text:p>
      <text:p text:style-name="P11">[CreateAssetMenu]</text:p>
      <text:p text:style-name="P12"><text:s/>ScriptableObject.CreateInstance<text:span text:style-name="T10">&lt;&gt;()</text:span></text:p>
      <text:p text:style-name="P12">AssetDatabase.CreateAsset</text:p>
      <text:p text:style-name="P14">AssetDatabase.SaveAsset</text:p>
      <text:p text:style-name="P14">AssetDatabase.LoadAssetAtPath</text:p>
      <text:p text:style-name="P12">EditorUtility.FocusProjectWindow</text:p>
      <text:p text:style-name="P12">AssetPreview.GetAssetPreview</text:p>
      <text:p text:style-name="P12">EditorGUI.DrawPreviewTexture</text:p>
      <text:p text:style-name="P12">EditorUtility.OpenFilePanel</text:p>
      <text:p text:style-name="P12">Application.streamingAssetsPath </text:p>
      <text:p text:style-name="P12">System.Enum.GetValues(typeof(MyEnum))</text:p>
      <text:p text:style-name="P12">SceneView.RePaintAll()</text:p>
      <text:p text:style-name="P12">PrefabUtility.CreatePrefab</text:p>
      <text:p text:style-name="P12">PlayPref</text:p>
      <text:p text:style-name="P15"/>
      <text:p text:style-name="P15"/>
      <text:p text:style-name="P15">Resources;</text:p>
      <text:p text:style-name="P10"><text:a xlink:type="simple" xlink:href="https://docs.unity3d.com/Manual/class-ScriptableObject.html" text:style-name="Internet_20_link" text:visited-style-name="Visited_20_Internet_20_Link"><text:span text:style-name="T7">https://docs.unity3d.com/Manual/class-ScriptableObject.html</text:span></text:a></text:p>
      <text:p text:style-name="P10"><text:a xlink:type="simple" xlink:href="https://docs.unity3d.com/ScriptReference/ScriptableObject.html" text:style-name="Internet_20_link" text:visited-style-name="Visited_20_Internet_20_Link"><text:span text:style-name="T7">https://docs.unity3d.com/ScriptReference/ScriptableObject.html</text:span></text:a></text:p>
      <text:p text:style-name="P10"><text:a xlink:type="simple" xlink:href="https://learn.unity.com/tutorial/introduction-to-scriptable-objects#5cf187b7edbc2a31a3b9b123" text:style-name="Internet_20_link" text:visited-style-name="Visited_20_Internet_20_Link"><text:span text:style-name="T7">https://learn.unity.com/tutorial/introduction-to-scriptable-objects#5cf187b7edbc2a31a3b9b123</text:span></text:a></text:p>
      <text:p text:style-name="P10"><text:a xlink:type="simple" xlink:href="https://docs.unity3d.com/2018.4/Documentation/ScriptReference/AssetDatabase.html" text:style-name="Internet_20_link" text:visited-style-name="Visited_20_Internet_20_Link"><text:span text:style-name="T7">https://docs.unity3d.com/2018.4/Documentation/ScriptReference/AssetDatabase.html</text:span></text:a></text:p>
      <text:p text:style-name="P10"><text:a xlink:type="simple" xlink:href="https://docs.unity3d.com/2018.4/Documentation/Manual/AssetDatabase.html" text:style-name="Internet_20_link" text:visited-style-name="Visited_20_Internet_20_Link"><text:span text:style-name="T7">https://docs.unity3d.com/2018.4/Documentation/Manual/AssetDatabase.html</text:span></text:a></text:p>
      <text:p text:style-name="P13"><text:a xlink:type="simple" xlink:href="https://docs.unity3d.com/2018.4/Documentation/ScriptReference/AssetDatabase.AddObjectToAsset.html" text:style-name="Internet_20_link" text:visited-style-name="Visited_20_Internet_20_Link">https://docs.unity3d.com/2018.4/Documentation/ScriptReference/AssetDatabase.AddObjectToAsset.html</text:a></text:p>
      <text:p text:style-name="P10"><text:a xlink:type="simple" xlink:href="https://docs.unity3d.com/ScriptReference/PrefabUtility.html" text:style-name="Internet_20_link" text:visited-style-name="Visited_20_Internet_20_Link"><text:span text:style-name="T7">https://docs.unity3d.com/ScriptReference/PrefabUtility.html</text:span></text:a></text:p>
      <text:p text:style-name="P12"><text:a xlink:type="simple" xlink:href="https://docs.unity3d.com/Manual/StreamingAssets.html" text:style-name="Internet_20_link" text:visited-style-name="Visited_20_Internet_20_Link">https://docs.unity3d.com/Manual/StreamingAssets.html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21:48:46.595270184</meta:creation-date>
    <meta:generator>LibreOffice/6.0.7.3$Linux_X86_64 LibreOffice_project/00m0$Build-3</meta:generator>
    <dc:date>2020-03-10T22:27:54.949192814</dc:date>
    <meta:editing-duration>PT14M13S</meta:editing-duration>
    <meta:editing-cycles>3</meta:editing-cycles>
    <meta:document-statistic meta:table-count="0" meta:image-count="0" meta:object-count="0" meta:page-count="1" meta:paragraph-count="25" meta:word-count="25" meta:character-count="978" meta:non-whitespace-character-count="976"/>
  </office:meta>
</office:document-meta>
</file>